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6pt"/>
    </style:style>
    <style:style style:name="ro1" style:family="table-row">
      <style:table-row-properties style:row-height="18pt" fo:break-before="auto" style:use-optimal-row-height="false"/>
    </style:style>
    <style:style style:name="ro2" style:family="table-row">
      <style:table-row-properties style:row-height="114.69pt" fo:break-before="auto" style:use-optimal-row-height="false"/>
    </style:style>
    <style:style style:name="ro3" style:family="table-row">
      <style:table-row-properties style:row-height="90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99ffff" fo:wrap-option="wrap" fo:border-left="2.01pt solid #000000" fo:border-right="none" style:rotation-align="bottom" fo:border-top="2.01pt solid #000000" style:vertical-align="top"/>
      <style:text-properties fo:font-size="7pt" fo:hyphenate="true"/>
    </style:style>
    <style:style style:name="ce2" style:family="table-cell" style:parent-style-name="Default" style:data-style-name="N100">
      <style:table-cell-properties fo:border-bottom="2.01pt solid #000000" fo:background-color="#99ffff" fo:wrap-option="wrap" fo:border-left="2.01pt solid #000000" fo:border-right="none" style:rotation-align="bottom" fo:border-top="none" style:vertical-align="top"/>
      <style:text-properties fo:font-size="7pt" fo:hyphenate="true"/>
    </style:style>
    <style:style style:name="ce3" style:family="table-cell" style:parent-style-name="Default" style:data-style-name="N100">
      <style:table-cell-properties fo:background-color="#99ffff" fo:wrap-option="wrap" fo:border="0.74pt solid #000000" style:rotation-align="bottom" style:vertical-align="top"/>
      <style:text-properties fo:font-size="7pt" fo:hyphenate="true"/>
    </style:style>
    <style:style style:name="ce4" style:family="table-cell" style:parent-style-name="Default" style:data-style-name="N100">
      <style:table-cell-properties fo:border-bottom="none" fo:background-color="#99ffff" fo:wrap-option="wrap" fo:border-left="none" fo:border-right="none" style:rotation-align="bottom" fo:border-top="2.01pt solid #000000" style:vertical-align="top"/>
      <style:text-properties fo:font-size="7pt" fo:hyphenate="true"/>
    </style:style>
    <style:style style:name="ce5" style:family="table-cell" style:parent-style-name="Default" style:data-style-name="N100">
      <style:table-cell-properties fo:border-bottom="2.01pt solid #000000" fo:background-color="#99ffff" fo:wrap-option="wrap" fo:border-left="none" fo:border-right="none" style:rotation-align="bottom" fo:border-top="none" style:vertical-align="top"/>
      <style:text-properties fo:font-size="7pt" fo:hyphenate="true"/>
    </style:style>
    <style:style style:name="ce6" style:family="table-cell" style:parent-style-name="Default" style:data-style-name="N100">
      <style:table-cell-properties fo:border-bottom="none" fo:background-color="#99ffff" fo:wrap-option="wrap" fo:border-left="none" fo:border-right="2.01pt solid #000000" style:rotation-align="bottom" fo:border-top="2.01pt solid #000000" style:vertical-align="top"/>
      <style:text-properties fo:font-size="7pt" fo:hyphenate="true"/>
    </style:style>
    <style:style style:name="ce7" style:family="table-cell" style:parent-style-name="Default" style:data-style-name="N100">
      <style:table-cell-properties fo:border-bottom="2.01pt solid #000000" fo:background-color="#99ffff" fo:wrap-option="wrap" fo:border-left="none" fo:border-right="2.01pt solid #000000" style:rotation-align="bottom" fo:border-top="none" style:vertical-align="top"/>
      <style:text-properties fo:font-size="7pt" fo:hyphenate="true"/>
    </style:style>
    <style:style style:name="T1" style:family="text">
      <style:text-properties fo:font-style="italic" style:font-style-asian="italic" style:font-style-complex="italic"/>
    </style:style>
    <style:style style:name="T2" style:family="text">
      <style:text-properties fo:color="#333333" fo:font-size="7pt" fo:font-weight="bold" style:text-underline-style="solid" style:text-underline-width="auto" style:text-underline-color="font-color" style:font-size-asian="10pt" style:font-size-complex="10pt" style:font-weight-asian="bold" style:font-weight-complex="bold"/>
    </style:style>
  </office:automatic-styles>
  <office:body>
    <office:spreadsheet>
      <table:calculation-settings table:automatic-find-labels="false"/>
      <table:table table:name="Sheet1" table:style-name="ta1">
        <table:table-column table:style-name="co1" table:number-columns-repeated="1024" table:default-cell-style-name="ce3"/>
        <table:table-row table:style-name="ro1">
          <table:table-cell table:style-name="ce1" office:value-type="string" calcext:value-type="string">
            <text:p>Character</text:p>
          </table:table-cell>
          <table:table-cell table:style-name="ce4" office:value-type="string" calcext:value-type="string">
            <text:p>Tags</text:p>
          </table:table-cell>
          <table:table-cell table:style-name="ce4" office:value-type="string" calcext:value-type="string">
            <text:p>Traits</text:p>
          </table:table-cell>
          <table:table-cell table:style-name="ce4" office:value-type="string" calcext:value-type="string">
            <text:p>Exaggeration</text:p>
          </table:table-cell>
          <table:table-cell table:style-name="ce4" office:value-type="string" calcext:value-type="string">
            <text:p>Exotic Position</text:p>
          </table:table-cell>
          <table:table-cell table:style-name="ce4" office:value-type="string" calcext:value-type="string">
            <text:p>Introduction</text:p>
          </table:table-cell>
          <table:table-cell table:style-name="ce4" office:value-type="string" calcext:value-type="string">
            <text:p>Versimilitude</text:p>
          </table:table-cell>
          <table:table-cell table:style-name="ce4" table:number-columns-repeated="1016"/>
          <table:table-cell table:style-name="ce6"/>
        </table:table-row>
        <table:table-row table:style-name="ro1">
          <table:table-cell table:style-name="ce2" office:value-type="string" calcext:value-type="string">
            <text:p>Example</text:p>
          </table:table-cell>
          <table:table-cell table:style-name="ce5" office:value-type="string" calcext:value-type="string">
            <text:p>Words describing character</text:p>
          </table:table-cell>
          <table:table-cell table:style-name="ce5" office:value-type="string" calcext:value-type="string">
            <text:p>trademark prop, mental attitude</text:p>
          </table:table-cell>
          <table:table-cell table:style-name="ce5" office:value-type="string" calcext:value-type="string">
            <text:p>Physical, mental, emotional</text:p>
          </table:table-cell>
          <table:table-cell table:style-name="ce5" office:value-type="string" calcext:value-type="string">
            <text:p>Exagerated history, occupation, social, geographic, intellectual, moral.</text:p>
          </table:table-cell>
          <table:table-cell table:style-name="ce5" office:value-type="string" calcext:value-type="string">
            <text:p>brought in performing a course of action powerfully typical of him</text:p>
          </table:table-cell>
          <table:table-cell table:style-name="ce5" office:value-type="string" calcext:value-type="string">
            <text:p>Characters factual canon, creating depth of character. Emotions, reactions, decisions.</text:p>
          </table:table-cell>
          <table:table-cell table:style-name="ce5" table:number-columns-repeated="1016"/>
          <table:table-cell table:style-name="ce7"/>
        </table:table-row>
        <table:table-row table:style-name="ro2">
          <table:table-cell office:value-type="string" calcext:value-type="string">
            <text:p>Susan(pre-infected)</text:p>
          </table:table-cell>
          <table:table-cell office:value-type="string" calcext:value-type="string">
            <text:p>playful conversation, funny, charming, tilt back head to laugh throaty rich(sometimes) attractive, appealing, <text:s/>Flirtatious for business and pleasure, beautiful lips, midnight hair, long slender neck, smooth skin, lips quirk up at corners, chocolate eyes, hand on hip,dark toned skin, <text:s text:c="2"/>average height, straight hair, cinnamon scent hair, raven brows, beach</text:p>
          </table:table-cell>
          <table:table-cell office:value-type="string" calcext:value-type="string">
            <text:p>confrontational journalist, quick wit, passionate,extremely intelligent.</text:p>
            <text:p/>
            <text:p>using charm + femininity, unaware of own beauty, extremely intelligent, quirky smirk, laughs easily, all dark, eye rolls, arch eyebrow, hair cut at shoulders, slender with light curves, half-tops skirts and leather pants.</text:p>
          </table:table-cell>
          <table:table-cell/>
          <table:table-cell office:value-type="string" calcext:value-type="string">
            <text:p>Reporter for Chicago Arcane</text:p>
          </table:table-cell>
          <table:table-cell office:value-type="string" calcext:value-type="string">
            <text:p>Introduced as a reporter, used feminine charm and sensual games to wrest story information from Harry eventually tricking a date out of him.</text:p>
          </table:table-cell>
          <table:table-cell office:value-type="string" calcext:value-type="string">
            <text:p>Excellent journalistic instinct, dangerous curiosity, soulgazed harry and fainted. Relationship initiator. motivations  are clear and simple – honest in persuit. Relentless. Selfish. <text:span text:style-name="T2">Passion</text:span>, makes people think...see the truth,</text:p>
          </table:table-cell>
          <table:table-cell table:number-columns-repeated="1017"/>
        </table:table-row>
        <table:table-row table:style-name="ro2">
          <table:table-cell office:value-type="string" calcext:value-type="string">
            <text:p>Susan(infected)</text:p>
          </table:table-cell>
          <table:table-cell office:value-type="string" calcext:value-type="string">
            <text:p>brooding, less witty, purpose driven, enhanced senses,the kiss, more attractive</text:p>
          </table:table-cell>
          <table:table-cell office:value-type="string" calcext:value-type="string">
            <text:p>no laughing or smiling, </text:p>
          </table:table-cell>
          <table:table-cell table:number-columns-repeated="1021"/>
        </table:table-row>
        <table:table-row table:style-name="ro2">
          <table:table-cell office:value-type="string" calcext:value-type="string">
            <text:p>Susan(fully turned, existential crisis)</text:p>
            <text:p><text:span text:style-name="T1">Resolved after NYC dance in the rain.</text:span></text:p>
            <text:p/>
          </table:table-cell>
          <table:table-cell office:value-type="string" calcext:value-type="string">
            <text:p>Terrified, hungry, confused, self loathing, serious, vicious</text:p>
          </table:table-cell>
          <table:table-cell office:value-type="string" calcext:value-type="string">
            <text:p>fighting to reestablish journalistic credibility. Passionate and intelligent. Serious. – wont use charm+femininity, no smirk or laughing.</text:p>
          </table:table-cell>
          <table:table-cell table:number-columns-repeated="1021"/>
        </table:table-row>
        <table:table-row table:style-name="ro2">
          <table:table-cell office:value-type="string" calcext:value-type="string">
            <text:p>Susan(fully turned, post-crisis)</text:p>
          </table:table-cell>
          <table:table-cell office:value-type="string" calcext:value-type="string">
            <text:p>investigational journalist, quick wit, passionate,extremely intelligent.</text:p>
            <text:p/>
            <text:p>extremely intelligent, quirky smirk, laughs easily, all dark, eye rolls, arch eyebrow, funny, rich laughter,  less Flirtatious (due steve and harry),  lips quirk up at corners, hand on hip,  average height, straight hair, raven brows, beach, </text:p>
            <text:p/>
            <text:p>passion for life returned. a quick wit again. in control, heroic courage. vicious at need. </text:p>
          </table:table-cell>
          <table:table-cell table:number-columns-repeated="1022"/>
        </table:table-row>
        <table:table-row table:style-name="ro3">
          <table:table-cell office:value-type="string" calcext:value-type="string">
            <text:p>Half-turned</text:p>
          </table:table-cell>
          <table:table-cell table:number-columns-repeated="5"/>
          <table:table-cell office:value-type="string" calcext:value-type="string">
            <text:p>The Kiss (weaker), somewhat stronger and faster, more endurance, senses sharper, aided by sunlight maybe faith magic, ---magical bonds aka fellowship, regular sunlight and avoiding intimacy to avoid feeding.</text:p>
          </table:table-cell>
          <table:table-cell table:number-columns-repeated="1017"/>
        </table:table-row>
        <table:table-row table:style-name="ro3">
          <table:table-cell office:value-type="string" calcext:value-type="string">
            <text:p>Red Court</text:p>
          </table:table-cell>
          <table:table-cell office:value-type="string" calcext:value-type="string">
            <text:p>WIZARD SENSES: cold energy writhes up in presence, goose-flesh, waves of cool energy increase at approach <text:s/>….. <text:s/>black eyes, <text:s/>long pink tongue black spots, fangs, hiss, shriek, wail. Especially screech</text:p>
          </table:table-cell>
          <table:table-cell table:number-columns-repeated="4"/>
          <table:table-cell office:value-type="string" calcext:value-type="string">
            <text:p>Lick – narcotic … eyes --- {}, vulnerable – sunlight, cut belly, faith magic. Cannot cross a home threshold. Very strong and fast, heavily damage resistant. The kiss. Rank of Margravine can turn. Hiss. Balance, </text:p>
          </table:table-cell>
          <table:table-cell table:number-columns-repeated="1017"/>
        </table:table-row>
        <table:table-row table:style-name="ro3">
          <table:table-cell office:value-type="string" calcext:value-type="string">
            <text:p>Thomas Raith</text:p>
          </table:table-cell>
          <table:table-cell office:value-type="string" calcext:value-type="string">
            <text:p>pale, beautiful, dark hair, grey eyes</text:p>
          </table:table-cell>
          <table:table-cell table:number-columns-repeated="1022"/>
        </table:table-row>
        <table:table-row table:style-name="ro3">
          <table:table-cell office:value-type="string" calcext:value-type="string">
            <text:p>Harry Dresden</text:p>
          </table:table-cell>
          <table:table-cell/>
          <table:table-cell office:value-type="string" calcext:value-type="string">
            <text:p>Black duster, staff, blasting rod, pentacle amulet.</text:p>
          </table:table-cell>
          <table:table-cell table:number-columns-repeated="1021"/>
        </table:table-row>
        <table:table-row table:style-name="ro3">
          <table:table-cell office:value-type="string" calcext:value-type="string">
            <text:p>Bob the Skull</text:p>
          </table:table-cell>
          <table:table-cell/>
          <table:table-cell office:value-type="string" calcext:value-type="string">
            <text:p>Eyelights, intelligence, lab assistant, obsession with sex, wiseass.</text:p>
          </table:table-cell>
          <table:table-cell table:number-columns-repeated="1021"/>
        </table:table-row>
        <table:table-row table:style-name="ro3" table:number-rows-repeated="104856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3">00/00/0000</text:date>, <text:time style:data-style-name="N2" text:time-value="03:40:03.5447444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23:10:04.800744960</meta:creation-date>
    <dc:date>2016-12-03T01:04:09.711689831</dc:date>
    <meta:editing-duration>P4DT2H13M59S</meta:editing-duration>
    <meta:editing-cycles>29</meta:editing-cycles>
    <meta:generator>LibreOffice/5.2.3.3$FreeBSD_X86_64 LibreOffice_project/20m0$Build-3</meta:generator>
    <meta:document-statistic meta:table-count="1" meta:cell-count="39" meta:object-count="0"/>
  </office:meta>
</office:document-meta>
</file>